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6000000E1156B282BDBA3F922.png" manifest:media-type="image/png"/>
  <manifest:file-entry manifest:full-path="Pictures/1000000000000179000000F73AC36B10309849C8.png" manifest:media-type="image/png"/>
  <manifest:file-entry manifest:full-path="Pictures/10000000000001E7000001350CE8BCFE695EBD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9264in" svg:y="-0.1047in" svg:width="5.0728in" svg:height="3.2189in" draw:z-index="0"><draw:image xlink:href="Pictures/10000000000001E7000001350CE8BCFE695EBD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1.4992in" svg:y="0.1528in" svg:width="3.9272in" svg:height="2.5728in" draw:z-index="2"><draw:image xlink:href="Pictures/1000000000000179000000F73AC36B10309849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1.8134in" svg:y="0.0154in" svg:width="3.3957in" svg:height="2.3437in" draw:z-index="1"><draw:image xlink:href="Pictures/1000000000000146000000E1156B282BDBA3F9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8:43:22.269816418</meta:creation-date>
    <dc:date>2023-03-14T18:47:12.820257512</dc:date>
    <meta:editing-duration>PT3M5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